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9.38cm"/>
    </style:style>
    <style:style style:name="ro1" style:family="table-row">
      <style:table-row-properties style:row-height="1.635cm" fo:break-before="auto" style:use-optimal-row-height="false"/>
    </style:style>
    <style:style style:name="ro2" style:family="table-row">
      <style:table-row-properties style:row-height="5.015cm" fo:break-before="auto" style:use-optimal-row-height="false"/>
    </style:style>
    <style:style style:name="ro3" style:family="table-row">
      <style:table-row-properties style:row-height="5.567cm" fo:break-before="auto" style:use-optimal-row-height="false"/>
    </style:style>
    <style:style style:name="ro4" style:family="table-row">
      <style:table-row-properties style:row-height="2.295cm" fo:break-before="auto" style:use-optimal-row-height="false"/>
    </style:style>
    <style:style style:name="ro5" style:family="table-row">
      <style:table-row-properties style:row-height="4.27cm" fo:break-before="auto" style:use-optimal-row-height="false"/>
    </style:style>
    <style:style style:name="ro6" style:family="table-row">
      <style:table-row-properties style:row-height="2.699cm" fo:break-before="auto" style:use-optimal-row-height="false"/>
    </style:style>
    <style:style style:name="ro7" style:family="table-row">
      <style:table-row-properties style:row-height="4.909cm" fo:break-before="auto" style:use-optimal-row-height="false"/>
    </style:style>
    <style:style style:name="ro8" style:family="table-row">
      <style:table-row-properties style:row-height="4.78cm" fo:break-before="auto" style:use-optimal-row-height="false"/>
    </style:style>
    <style:style style:name="ro9" style:family="table-row">
      <style:table-row-properties style:row-height="6.8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Times New Roman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Times New Roman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Нехорошев Сергей, гр.221111, Философия 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Критерии сравнения:</text:p>
          </table:table-cell>
          <table:table-cell table:style-name="ce1" office:value-type="string" calcext:value-type="string">
            <text:p>Философия древней Индии</text:p>
          </table:table-cell>
          <table:table-cell table:style-name="ce1" office:value-type="string" calcext:value-type="string">
            <text:p>Философия древнего Китая</text:p>
          </table:table-cell>
          <table:table-cell table:style-name="ce1" office:value-type="string" calcext:value-type="string">
            <text:p>Философия древней Греции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Время зарождения и основные периоды философии:</text:p>
          </table:table-cell>
          <table:table-cell table:style-name="ce1" office:value-type="string" calcext:value-type="string">
            <text:p>Индийская философия — древнейшая в Мире. Ей история начинается с «вед», первые упоминания которых встречаются более 1500 лет до н.э. <text:s text:c="37"/>В настоящее время выделяют три основных этапа: 1. Ведический период(XV-VI век до н.э.) 2. Эпический период(VI-II век до н.э.) 3. Эпоха сутр(II век до н.э. - VII век н.э.)</text:p>
          </table:table-cell>
          <table:table-cell table:style-name="ce1" office:value-type="string" calcext:value-type="string">
            <text:p>Строгой типизации философии древнего Китая до сих пор нет. Однако известно, что примерно в начале первого тысячелетия до н.э складывается натурфилософское учение о «Воле неба». Это и считается началом философской мысли Китая.</text:p>
          </table:table-cell>
          <table:table-cell table:style-name="ce1" office:value-type="string" calcext:value-type="string">
            <text:p>Первые философские идеи в Греции стали проявляться на рубеже VI и VII вв. до н.э. В современных трактатах в философии древней Греции выделяют четыре основных этапа: 1. Досакратический(VII — V вв. до н.э.) 2.Сократический или классический (середина V — конец IV вв. до н.э.) 3. Эллинистический (IV-II вв. до н.э) 4. Римский (I в. до н.э. - V в. н. э.)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Условия, при которых зарождалась философия, основы:</text:p>
          </table:table-cell>
          <table:table-cell table:style-name="ce3" office:value-type="string" calcext:value-type="string">
            <text:p>Мелиоративное земледелие. Власть в руках Раджи. Люди проживают в общинах. Общество строго разделено на сословия — касты иди варны: Кшатарии(воины), Брахманы(жрецы), Вайши(торговцы), шудры(слуги), каста передавалась по рождения, исключался переход из одной касты в другую, деление на варны освящалось религией.. Преобладание традиций.</text:p>
          </table:table-cell>
          <table:table-cell table:style-name="ce1" office:value-type="string" calcext:value-type="string">
            <text:p>Мелиоративное Земледелие. Государственная власть — бюрократия. Во главе Император. Господствовало религиозно-мифологическое мировоззрение. Большая приверженность традициям, обычаям и ритуалам. Обожествление природы. Полная изоляция вплоть до первого тысячелетия до н.э.</text:p>
          </table:table-cell>
          <table:table-cell table:style-name="ce1" office:value-type="string" calcext:value-type="string">
            <text:p>Пашенное земледелие. Сильное впечателние от мифологии, то есть боги были обыкновенной частью мира. Экономический расцвет городов-полисов. Развитие науки. Широкий опыт контактов с иными народами и культурами.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Центральная проблема философии:</text:p>
          </table:table-cell>
          <table:table-cell table:style-name="ce1" office:value-type="string" calcext:value-type="string">
            <text:p>Проблема бытия личности, внутренний мир человека, нравственные проблемы, необходимость самосовершенствования.</text:p>
          </table:table-cell>
          <table:table-cell table:style-name="ce1" office:value-type="string" calcext:value-type="string">
            <text:p>Что есть человек и его место в обществе? Как соблюсти гармонию в природе?</text:p>
          </table:table-cell>
          <table:table-cell table:style-name="ce3" office:value-type="string" calcext:value-type="string">
            <text:p>«Что есть мир, и что есть я в этом мире?»</text:p>
          </table:table-cell>
          <table:table-cell table:number-columns-repeated="1020"/>
        </table:table-row>
        <table:table-row table:style-name="ro5">
          <table:table-cell table:style-name="ce1" office:value-type="string" calcext:value-type="string">
            <text:p>Характерные черты философии:</text:p>
          </table:table-cell>
          <table:table-cell table:style-name="ce1" office:value-type="string" calcext:value-type="string">
            <text:p>Философия рассматривалась как руководство для жизни. Вера в вечный нравственный закон. Практическая направленность любых изысканий. Понимание вселенной как арены для нравственных деяний. Вера в возможность самоконтроля и освобождения. Вера в основной нравственный закон — карму.</text:p>
          </table:table-cell>
          <table:table-cell table:style-name="ce1" office:value-type="string" calcext:value-type="string">
            <text:p>Культ предков. Стремление к гармнонии. Тесная связь мужского и женского начала(инь и янь). Приверженность традициям. Первенство вопросов об отношениях между людьми и управлении страной. Философия обращена к практической коллективной жизни в государстве</text:p>
          </table:table-cell>
          <table:table-cell table:style-name="ce1" office:value-type="string" calcext:value-type="string">
            <text:p>Космоцентризм. Полная независимость от религии. Функциональность. Рациональное постижение мира. Антропологизм.</text:p>
          </table:table-cell>
          <table:table-cell table:number-columns-repeated="1020"/>
        </table:table-row>
        <table:table-row table:style-name="ro6">
          <table:table-cell table:style-name="ce1" office:value-type="string" calcext:value-type="string">
            <text:p>Главная задача:</text:p>
          </table:table-cell>
          <table:table-cell table:style-name="ce1" office:value-type="string" calcext:value-type="string">
            <text:p>Поиск путей самосовершенствования и самоконтроля. Осознать всевышний закон мироздания.</text:p>
          </table:table-cell>
          <table:table-cell table:style-name="ce1" office:value-type="string" calcext:value-type="string">
            <text:p>Поддержание гармонии и стабильности общества с природой.</text:p>
          </table:table-cell>
          <table:table-cell table:style-name="ce1" office:value-type="string" calcext:value-type="string">
            <text:p>Поиск первоначала.</text:p>
          </table:table-cell>
          <table:table-cell table:number-columns-repeated="1020"/>
        </table:table-row>
        <table:table-row table:style-name="ro7">
          <table:table-cell table:style-name="ce1" office:value-type="string" calcext:value-type="string">
            <text:p>Основные школы и основной принцип их разделения:</text:p>
          </table:table-cell>
          <table:table-cell table:style-name="ce1" office:value-type="string" calcext:value-type="string">
            <text:p>Школы делятся на ортодоксальные(те, что почитают веды) и неортодоксальные(те, что не признавали веды священными). К ортодоксальным относятся: веданта, санкхья,йога, вайшешика, миманса и др. К неортодоксальным: буддизм, джайнизм, чарвака. </text:p>
          </table:table-cell>
          <table:table-cell table:style-name="ce1" office:value-type="string" calcext:value-type="string">
            <text:p>В эпоху воющих государств философия древнего Китая характеризуется как соперничество ста школ, но самыми выдающимися были Конфуцианство, Легизм и Даосизм. Эти школы имеют много общего, отличаются лишь деталями и «подходами».</text:p>
          </table:table-cell>
          <table:table-cell table:style-name="ce1" office:value-type="string" calcext:value-type="string">
            <text:p>В истории древней Греции было множество выдающихся философских школ, таких как: Малетская, Элеатская, Софистов, Стоиков и др. Они существенно отличались и порой полностью противопосталялись друг с другом в таких вопросах как: Изменяем ли мир? Можно ли его достоверно познать? Что есть истина? Что есть первоначало? И др.</text:p>
          </table:table-cell>
          <table:table-cell table:number-columns-repeated="1020"/>
        </table:table-row>
        <table:table-row table:style-name="ro8">
          <table:table-cell table:style-name="ce1" office:value-type="string" calcext:value-type="string">
            <text:p>Представление о жизни и её смысле:</text:p>
          </table:table-cell>
          <table:table-cell table:style-name="ce1" office:value-type="string" calcext:value-type="string">
            <text:p>Жизнь — это страдание. <text:s/>Мир — худший из возможных. Человек должен научиться мириться с помощью самоконтроля «освободиться от этого». Смысл человека в в жизни прерывании бесконечной цепи перерождений: «прозреть» и достичь «нирваны».</text:p>
          </table:table-cell>
          <table:table-cell table:style-name="ce1" office:value-type="string" calcext:value-type="string">
            <text:p>Жизнь — это абсолютно «правильный» и лучший из возможных вариантов существования мира. Наши предки были мудры, познали этот мир и поделились знанием с нами с помощью традиций и ритуалов. Человек должен соблюдать традиции и жить нравственно и правильно, то есть так как жили раньше и стоит жить всегда. </text:p>
          </table:table-cell>
          <table:table-cell table:style-name="ce1" office:value-type="string" calcext:value-type="string">
            <text:p>Мир — это единое целое, живые и неживые субстанции едины. Мир — это единый космос, он никем не создан и всегда будет, космос мыслится по аналогии с человеком он имеет тело, душу и разум. Человек должен формировать некоторые качества: сдержанность и покорность.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Представление о человеке:</text:p>
          </table:table-cell>
          <table:table-cell table:style-name="ce1" office:value-type="string" calcext:value-type="string">
            <text:p>Человек мыслится как часть Мировой души — Атмана. Это главное и истинное «Я» заключено в материальной и вещественной оболочке. Человеку важно отделять свое «Я» от материального. Например, когда болит нога человека, это болит материальная оболочка, а не «Я», человек же склонен думать, что болит у него, хотя в сущности нет. От того, что человек путает своё «Я» с материальным, все проблемы.</text:p>
          </table:table-cell>
          <table:table-cell table:style-name="ce1" office:value-type="string" calcext:value-type="string">
            <text:p><text:span text:style-name="T1">Человек в основном  рассматривался не как индивид, а как часть общины, рода или клана. Когда же мысль концентрировалась на именно человеке, то появлялись мысли ,</text:span><text:span text:style-name="T2">которые были отличны у разных школ, например</text:span> насчет «доброй природы» или «злой природы» человека. </text:p>
          </table:table-cell>
          <table:table-cell table:style-name="ce1" office:value-type="string" calcext:value-type="string">
            <text:p>Человек не существует сам по себе, он не отдельный субъект. Человек существует в мире как часть космоса. «Человек — вещь среди вещей».</text:p>
          </table:table-cell>
          <table:table-cell table:number-columns-repeated="1020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4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13:59:14.864747685</meta:creation-date>
    <dc:date>2022-03-25T19:55:29.111315428</dc:date>
    <meta:editing-duration>PT20M20S</meta:editing-duration>
    <meta:editing-cycles>5</meta:editing-cycles>
    <meta:generator>LibreOffice/7.2.5.2.0$Linux_X86_64 LibreOffice_project/20$Build-2</meta:generator>
    <meta:document-statistic meta:table-count="1" meta:cell-count="36" meta:object-count="0"/>
  </office:meta>
</office:document-meta>
</file>